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dp2" style:family="drawing-page">
      <style:drawing-page-properties draw:fill="solid" draw:fill-color="#1c1c1c"/>
    </style:style>
    <style:style style:name="gr1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ffffff" draw:marker-start="Arrow2" draw:marker-start-width="0.33cm" draw:marker-end="Arrow2" draw:marker-end-width="0.33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ffffff" draw:marker-start="" draw:marker-start-width="0.321cm" draw:marker-end="Arrow2" draw:marker-end-width="0.33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c9211e" draw:marker-start-width="0.321cm" draw:marker-end="Arrow2" draw:marker-end-width="0.279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4371ef" draw:marker-start-width="0.321cm" draw:marker-end="Arrow2" draw:marker-end-width="0.279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7" style:family="graphic" style:parent-style-name="objectwithoutfill">
      <style:graphic-properties svg:stroke-width="0.081cm" svg:stroke-color="#c9211e" draw:marker-start-width="0.321cm" draw:marker-end="Arrowheads_20_14" draw:marker-end-width="0.279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c9211e" draw:marker-start-width="0.321cm" draw:marker-end="Arrowheads_20_15" draw:marker-end-width="0.279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c9211e" draw:marker-start-width="0.321cm" draw:marker-end="Arrowheads_20_16" draw:marker-end-width="0.279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c9211e" draw:marker-start-width="0.321cm" draw:marker-end="Arrowheads_20_17" draw:marker-end-width="0.279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3.342cm" fo:min-width="4.216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objectwithoutfill">
      <style:graphic-properties svg:stroke-width="0.081cm" svg:stroke-color="#4371ef" draw:marker-start-width="0.321cm" draw:marker-end="Arrowheads_20_7" draw:marker-end-width="0.279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4371ef" draw:marker-start-width="0.321cm" draw:marker-end="Arrowheads_20_8" draw:marker-end-width="0.279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4371ef" draw:marker-start-width="0.321cm" draw:marker-end="Arrowheads_20_9" draw:marker-end-width="0.279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ff4000" draw:marker-start-width="0.321cm" draw:marker-end="Arrowheads_20_21" draw:marker-end-width="0.279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ff4000" draw:marker-start-width="0.321cm" draw:marker-end="Arrowheads_20_22" draw:marker-end-width="0.279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53cm" svg:stroke-color="#9bc087" draw:marker-start-width="0.279cm" draw:marker-end-width="0.279cm" draw:fill="none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81cm" svg:stroke-color="#9bc087" draw:marker-start-width="0.321cm" draw:marker-end="Arrowheads_20_23" draw:marker-end-width="0.279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4371ef" draw:marker-start="Arrowheads_20_32" draw:marker-start-width="0.279cm" draw:marker-end="Arrowheads_20_25" draw:marker-end-width="0.279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4371ef" draw:marker-start-width="0.321cm" draw:marker-end="Arrowheads_20_26" draw:marker-end-width="0.279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4371ef" draw:marker-start-width="0.321cm" draw:marker-end="Arrowheads_20_28" draw:marker-end-width="0.279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4371ef" draw:marker-start-width="0.321cm" draw:marker-end="Arrowheads_20_29" draw:marker-end-width="0.279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4371ef" draw:marker-start-width="0.321cm" draw:marker-end="Arrowheads_20_24" draw:marker-end-width="0.279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4371ef" draw:marker-start="Arrowheads_20_33" draw:marker-start-width="0.279cm" draw:marker-end="Arrowheads_20_25" draw:marker-end-width="0.279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4371ef" draw:marker-start-width="0.321cm" draw:marker-end="Arrowheads_20_30" draw:marker-end-width="0.279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254cm" svg:height="0.254cm" svg:x="3.222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4cm" svg:height="0.254cm" svg:x="3.223cm" svg:y="7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54cm" svg:height="0.254cm" svg:x="3.224cm" svg:y="9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4cm" svg:height="0.254cm" svg:x="5.223cm" svg:y="6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4cm" svg:height="0.254cm" svg:x="7.224cm" svg:y="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4cm" svg:height="0.254cm" svg:x="7.225cm" svg:y="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4cm" svg:height="0.254cm" svg:x="7.226cm" svg:y="3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351cm" svg:y1="9.129cm" svg:x2="3.35cm" svg:y2="7.382cm" draw:start-shape="id1" draw:start-glue-point="4" draw:end-shape="id2" draw:end-glue-point="8" svg:d="M3351 9129l-1-1747" svg:viewBox="0 0 2 1748">
          <text:p/>
        </draw:connector>
        <draw:connector draw:style-name="gr2" draw:text-style-name="P1" draw:layer="layout" draw:type="line" svg:x1="3.35cm" svg:y1="7.128cm" svg:x2="3.349cm" svg:y2="5.381cm" draw:start-shape="id2" draw:start-glue-point="4" draw:end-shape="id3" draw:end-glue-point="8" svg:d="M3350 7128l-1-1747" svg:viewBox="0 0 2 1748">
          <text:p/>
        </draw:connector>
        <draw:connector draw:style-name="gr3" draw:text-style-name="P1" draw:layer="layout" draw:type="line" svg:x1="3.476cm" svg:y1="5.254cm" svg:x2="5.223cm" svg:y2="6.255cm" draw:start-shape="id3" draw:start-glue-point="10" draw:end-shape="id4" draw:end-glue-point="6" svg:d="M3476 5254l1747 1001" svg:viewBox="0 0 1748 1002">
          <text:p/>
        </draw:connector>
        <draw:connector draw:style-name="gr3" draw:text-style-name="P1" draw:layer="layout" draw:type="line" svg:x1="5.477cm" svg:y1="6.255cm" svg:x2="7.224cm" svg:y2="7.256cm" draw:start-shape="id4" draw:start-glue-point="10" draw:end-shape="id5" draw:end-glue-point="6" svg:d="M5477 6255l1747 1001" svg:viewBox="0 0 1748 1002">
          <text:p/>
        </draw:connector>
        <draw:connector draw:style-name="gr3" draw:text-style-name="P1" draw:layer="layout" draw:type="line" svg:x1="7.351cm" svg:y1="7.129cm" svg:x2="7.352cm" svg:y2="5.384cm" draw:start-shape="id5" draw:start-glue-point="4" draw:end-shape="id6" draw:end-glue-point="8" svg:d="M7351 7129l1-1745" svg:viewBox="0 0 2 1746">
          <text:p/>
        </draw:connector>
        <draw:connector draw:style-name="gr3" draw:text-style-name="P1" draw:layer="layout" draw:type="line" svg:x1="7.352cm" svg:y1="5.13cm" svg:x2="7.353cm" svg:y2="3.385cm" draw:start-shape="id6" draw:start-glue-point="4" draw:end-shape="id7" draw:end-glue-point="8" svg:d="M7352 5130l1-1745" svg:viewBox="0 0 2 1746">
          <text:p/>
        </draw:connector>
        <draw:custom-shape draw:style-name="gr1" draw:text-style-name="P1" xml:id="id12" draw:id="id12" draw:layer="layout" svg:width="0.254cm" svg:height="0.254cm" svg:x="14.225cm" svg:y="7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352cm" svg:y1="9.13cm" svg:x2="10.351cm" svg:y2="7.383cm" draw:start-shape="id8" draw:start-glue-point="4" draw:end-shape="id9" draw:end-glue-point="8" svg:d="M10352 9130l-1-1747" svg:viewBox="0 0 2 1748">
          <text:p/>
        </draw:connector>
        <draw:connector draw:style-name="gr2" draw:text-style-name="P1" draw:layer="layout" draw:type="line" svg:x1="10.351cm" svg:y1="7.129cm" svg:x2="10.35cm" svg:y2="5.382cm" draw:start-shape="id9" draw:start-glue-point="4" draw:end-shape="id10" draw:end-glue-point="8" svg:d="M10351 7129l-1-1747" svg:viewBox="0 0 2 1748">
          <text:p/>
        </draw:connector>
        <draw:connector draw:style-name="gr3" draw:text-style-name="P1" draw:layer="layout" draw:type="line" svg:x1="10.477cm" svg:y1="5.255cm" svg:x2="12.224cm" svg:y2="6.256cm" draw:start-shape="id10" draw:start-glue-point="10" draw:end-shape="id11" draw:end-glue-point="6" svg:d="M10477 5255l1747 1001" svg:viewBox="0 0 1748 1002">
          <text:p/>
        </draw:connector>
        <draw:connector draw:style-name="gr3" draw:text-style-name="P1" draw:layer="layout" draw:type="line" svg:x1="12.478cm" svg:y1="6.256cm" svg:x2="14.225cm" svg:y2="7.257cm" draw:start-shape="id11" draw:start-glue-point="10" draw:end-shape="id12" draw:end-glue-point="6" svg:d="M12478 6256l1747 1001" svg:viewBox="0 0 1748 1002">
          <text:p/>
        </draw:connector>
        <draw:connector draw:style-name="gr3" draw:text-style-name="P1" draw:layer="layout" draw:type="line" svg:x1="14.353cm" svg:y1="5.131cm" svg:x2="14.354cm" svg:y2="3.386cm" draw:start-shape="id13" draw:start-glue-point="4" draw:end-shape="id14" draw:end-glue-point="8" svg:d="M14353 5131l1-1745" svg:viewBox="0 0 2 1746">
          <text:p/>
        </draw:connector>
        <draw:connector draw:style-name="gr4" draw:text-style-name="P1" draw:layer="layout" draw:type="curve" svg:x1="10.225cm" svg:y1="9.257cm" svg:x2="10.352cm" svg:y2="9.384cm" draw:start-shape="id8" draw:start-glue-point="6" draw:end-shape="id8" draw:end-glue-point="8" svg:d="M10225 9257c-811 0-677 335-442 570s569 370 569-443" svg:viewBox="0 0 750 751">
          <text:p/>
        </draw:connector>
        <draw:connector draw:style-name="gr4" draw:text-style-name="P1" draw:layer="layout" draw:type="curve" svg:x1="10.261cm" svg:y1="7.166cm" svg:x2="10.261cm" svg:y2="7.346cm" draw:start-shape="id9" draw:start-glue-point="5" draw:end-shape="id9" draw:end-glue-point="7" svg:d="M10261 7166c-867 0-867 180 0 180" svg:viewBox="0 0 651 181">
          <text:p/>
        </draw:connector>
        <draw:connector draw:style-name="gr4" draw:text-style-name="P1" draw:layer="layout" draw:type="curve" svg:x1="10.35cm" svg:y1="5.128cm" svg:x2="10.223cm" svg:y2="5.255cm" draw:start-shape="id10" draw:start-glue-point="4" draw:end-shape="id10" draw:end-glue-point="6" svg:d="M10350 5128c0-811-334-677-569-442s-369 569 442 569" svg:viewBox="0 0 750 750">
          <text:p/>
        </draw:connector>
        <draw:connector draw:style-name="gr4" draw:text-style-name="P1" draw:layer="layout" draw:type="curve" svg:x1="12.441cm" svg:y1="6.166cm" svg:x2="12.261cm" svg:y2="6.166cm" draw:start-shape="id11" draw:start-glue-point="11" draw:end-shape="id11" draw:end-glue-point="5" svg:d="M12441 6166c0-867-180-867-180 0" svg:viewBox="0 0 181 651">
          <text:p/>
        </draw:connector>
        <draw:connector draw:style-name="gr4" draw:text-style-name="P1" draw:layer="layout" draw:type="curve" svg:x1="14.352cm" svg:y1="7.384cm" svg:x2="14.442cm" svg:y2="7.167cm" draw:start-shape="id12" draw:start-glue-point="8" draw:end-shape="id12" draw:end-glue-point="11" svg:d="M14352 7384c0 813 335 677 574 420s384-637-484-637" svg:viewBox="0 0 758 837">
          <text:p/>
        </draw:connector>
        <draw:connector draw:style-name="gr4" draw:text-style-name="P1" draw:layer="layout" draw:type="curve" svg:x1="14.443cm" svg:y1="5.348cm" svg:x2="14.443cm" svg:y2="5.168cm" draw:start-shape="id13" draw:start-glue-point="9" draw:end-shape="id13" draw:end-glue-point="11" svg:d="M14443 5348c868 0 868-180 0-180" svg:viewBox="0 0 652 181">
          <text:p/>
        </draw:connector>
        <draw:connector draw:style-name="gr4" draw:text-style-name="P1" draw:layer="layout" draw:type="curve" svg:x1="14.444cm" svg:y1="3.349cm" svg:x2="14.354cm" svg:y2="3.132cm" draw:start-shape="id14" draw:start-glue-point="9" draw:end-shape="id14" draw:end-glue-point="4" svg:d="M14444 3349c868 0 723-379 484-636s-574-392-574 419" svg:viewBox="0 0 758 835">
          <text:p/>
        </draw:connector>
        <draw:custom-shape draw:style-name="gr1" draw:text-style-name="P1" xml:id="id10" draw:id="id10" draw:layer="layout" svg:width="0.254cm" svg:height="0.254cm" svg:x="10.223cm" svg:y="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254cm" svg:height="0.254cm" svg:x="10.224cm" svg:y="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4cm" svg:height="0.254cm" svg:x="10.225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254cm" svg:height="0.254cm" svg:x="12.224cm" svg:y="6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254cm" svg:height="0.254cm" svg:x="14.226cm" svg:y="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254cm" svg:height="0.254cm" svg:x="14.227cm" svg:y="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352cm" svg:y1="7.13cm" svg:x2="14.353cm" svg:y2="5.385cm" draw:start-shape="id12" draw:start-glue-point="4" draw:end-shape="id13" draw:end-glue-point="8" svg:d="M14352 7130l1-1745" svg:viewBox="0 0 2 1746">
          <text:p/>
        </draw:connector>
        <draw:connector draw:style-name="gr5" draw:text-style-name="P1" draw:layer="layout" draw:type="line" svg:x1="3.355cm" svg:y1="16.133cm" svg:x2="3.352cm" svg:y2="13.384cm" draw:start-shape="id15" draw:start-glue-point="4" draw:end-shape="id16" draw:end-glue-point="8" svg:d="M3355 16133l-3-2749" svg:viewBox="0 0 4 2750">
          <text:p/>
        </draw:connector>
        <draw:connector draw:style-name="gr5" draw:text-style-name="P1" draw:layer="layout" draw:type="line" svg:x1="3.479cm" svg:y1="13.257cm" svg:x2="6.226cm" svg:y2="13.258cm" draw:start-shape="id16" draw:start-glue-point="10" draw:end-shape="id17" draw:end-glue-point="6" svg:d="M3479 13257l2747 1" svg:viewBox="0 0 2748 2">
          <text:p/>
        </draw:connector>
        <draw:connector draw:style-name="gr5" draw:text-style-name="P1" draw:layer="layout" draw:type="line" svg:x1="6.353cm" svg:y1="13.385cm" svg:x2="6.354cm" svg:y2="16.132cm" draw:start-shape="id17" draw:start-glue-point="8" draw:end-shape="id18" draw:end-glue-point="4" svg:d="M6353 13385l1 2747" svg:viewBox="0 0 2 2748">
          <text:p/>
        </draw:connector>
        <draw:connector draw:style-name="gr5" draw:text-style-name="P1" draw:layer="layout" draw:type="line" svg:x1="6.264cm" svg:y1="16.169cm" svg:x2="3.442cm" svg:y2="13.347cm" draw:start-shape="id18" draw:start-glue-point="5" draw:end-shape="id16" draw:end-glue-point="9" svg:d="M6264 16169l-2822-2822" svg:viewBox="0 0 2823 2823">
          <text:p/>
        </draw:connector>
        <draw:connector draw:style-name="gr5" draw:text-style-name="P1" draw:layer="layout" draw:type="curve" svg:x1="6.443cm" svg:y1="13.348cm" svg:x2="6.353cm" svg:y2="13.131cm" draw:start-shape="id17" draw:start-glue-point="9" draw:end-shape="id17" draw:end-glue-point="4" svg:d="M6443 13348c868 0 723-379 484-636s-574-392-574 419" svg:viewBox="0 0 758 835">
          <text:p/>
        </draw:connector>
        <draw:connector draw:style-name="gr5" draw:text-style-name="P1" draw:layer="layout" draw:type="curve" svg:x1="6.354cm" svg:y1="16.386cm" svg:x2="6.444cm" svg:y2="16.169cm" draw:start-shape="id18" draw:start-glue-point="8" draw:end-shape="id18" draw:end-glue-point="11" svg:d="M6354 16386c0 813 335 677 574 420s384-637-484-637" svg:viewBox="0 0 758 837">
          <text:p/>
        </draw:connector>
        <draw:connector draw:style-name="gr4" draw:text-style-name="P1" draw:layer="layout" draw:type="curve" svg:x1="3.265cm" svg:y1="16.17cm" svg:x2="3.355cm" svg:y2="16.387cm" draw:start-shape="id15" draw:start-glue-point="5" draw:end-shape="id15" draw:end-glue-point="8" svg:d="M3265 16170c-867 0-723 380-484 637s574 393 574-420" svg:viewBox="0 0 758 837">
          <text:p/>
        </draw:connector>
        <draw:connector draw:style-name="gr4" draw:text-style-name="P1" draw:layer="layout" draw:type="curve" svg:x1="3.442cm" svg:y1="13.167cm" svg:x2="3.225cm" svg:y2="13.257cm" draw:start-shape="id16" draw:start-glue-point="11" draw:end-shape="id16" draw:end-glue-point="6" svg:d="M3442 13167c0-867-379-723-636-484s-392 574 419 574" svg:viewBox="0 0 835 758">
          <text:p/>
        </draw:connector>
        <draw:custom-shape draw:style-name="gr1" draw:text-style-name="P1" xml:id="id16" draw:id="id16" draw:layer="layout" svg:width="0.254cm" svg:height="0.254cm" svg:x="3.225cm" svg:y="13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254cm" svg:height="0.254cm" svg:x="6.226cm" svg:y="13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254cm" svg:height="0.254cm" svg:x="6.227cm" svg:y="16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254cm" svg:height="0.254cm" svg:x="3.228cm" svg:y="16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739cm" svg:height="0.725cm" svg:x="3.367cm" svg:y="12.58cm">
          <draw:text-box>
            <text:p><text:span text:style-name="T1">0</text:span></text:p>
          </draw:text-box>
        </draw:frame>
        <draw:frame draw:style-name="gr6" draw:text-style-name="P2" draw:layer="layout" svg:width="0.739cm" svg:height="0.725cm" svg:x="5.668cm" svg:y="12.581cm">
          <draw:text-box>
            <text:p><text:span text:style-name="T1">1</text:span></text:p>
          </draw:text-box>
        </draw:frame>
        <draw:frame draw:style-name="gr6" draw:text-style-name="P2" draw:layer="layout" svg:width="0.739cm" svg:height="0.725cm" svg:x="3.368cm" svg:y="16.281cm">
          <draw:text-box>
            <text:p><text:span text:style-name="T1">3</text:span></text:p>
          </draw:text-box>
        </draw:frame>
        <draw:frame draw:style-name="gr6" draw:text-style-name="P2" draw:layer="layout" svg:width="0.739cm" svg:height="0.725cm" svg:x="5.669cm" svg:y="16.282cm">
          <draw:text-box>
            <text:p><text:span text:style-name="T1">2</text:span></text:p>
          </draw:text-box>
        </draw:frame>
        <draw:custom-shape draw:style-name="gr1" draw:text-style-name="P1" xml:id="id21" draw:id="id21" draw:layer="layout" svg:width="0.254cm" svg:height="0.254cm" svg:x="10.712cm" svg:y="12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254cm" svg:height="0.254cm" svg:x="10.713cm" svg:y="14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254cm" svg:height="0.254cm" svg:x="10.714cm" svg:y="1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254cm" svg:height="0.254cm" svg:x="12.713cm" svg:y="13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254cm" svg:height="0.254cm" svg:x="14.714cm" svg:y="14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254cm" svg:height="0.254cm" svg:x="14.715cm" svg:y="12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254cm" svg:height="0.254cm" svg:x="14.716cm" svg:y="10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841cm" svg:y1="16.928cm" svg:x2="10.84cm" svg:y2="15.181cm" draw:start-shape="id19" draw:start-glue-point="4" draw:end-shape="id20" draw:end-glue-point="8" svg:d="M10841 16928l-1-1747" svg:viewBox="0 0 2 1748">
          <text:p/>
        </draw:connector>
        <draw:connector draw:style-name="gr2" draw:text-style-name="P1" draw:layer="layout" draw:type="line" svg:x1="10.84cm" svg:y1="14.927cm" svg:x2="10.839cm" svg:y2="13.18cm" draw:start-shape="id20" draw:start-glue-point="4" draw:end-shape="id21" draw:end-glue-point="8" svg:d="M10840 14927l-1-1747" svg:viewBox="0 0 2 1748">
          <text:p/>
        </draw:connector>
        <draw:connector draw:style-name="gr3" draw:text-style-name="P1" draw:layer="layout" draw:type="line" svg:x1="10.966cm" svg:y1="13.053cm" svg:x2="12.713cm" svg:y2="14.054cm" draw:start-shape="id21" draw:start-glue-point="10" draw:end-shape="id22" draw:end-glue-point="6" svg:d="M10966 13053l1747 1001" svg:viewBox="0 0 1748 1002">
          <text:p/>
        </draw:connector>
        <draw:connector draw:style-name="gr3" draw:text-style-name="P1" draw:layer="layout" draw:type="line" svg:x1="12.967cm" svg:y1="14.054cm" svg:x2="14.714cm" svg:y2="15.055cm" draw:start-shape="id22" draw:start-glue-point="10" draw:end-shape="id23" draw:end-glue-point="6" svg:d="M12967 14054l1747 1001" svg:viewBox="0 0 1748 1002">
          <text:p/>
        </draw:connector>
        <draw:connector draw:style-name="gr3" draw:text-style-name="P1" draw:layer="layout" draw:type="line" svg:x1="14.841cm" svg:y1="14.928cm" svg:x2="14.842cm" svg:y2="13.183cm" draw:start-shape="id23" draw:start-glue-point="4" draw:end-shape="id24" draw:end-glue-point="8" svg:d="M14841 14928l1-1745" svg:viewBox="0 0 2 1746">
          <text:p/>
        </draw:connector>
        <draw:connector draw:style-name="gr3" draw:text-style-name="P1" draw:layer="layout" draw:type="line" svg:x1="14.842cm" svg:y1="12.929cm" svg:x2="14.843cm" svg:y2="11.184cm" draw:start-shape="id24" draw:start-glue-point="4" draw:end-shape="id25" draw:end-glue-point="8" svg:d="M14842 12929l1-1745" svg:viewBox="0 0 2 1746">
          <text:p/>
        </draw:connector>
        <draw:custom-shape draw:style-name="gr1" draw:text-style-name="P1" xml:id="id28" draw:id="id28" draw:layer="layout" svg:width="0.254cm" svg:height="0.254cm" svg:x="15.713cm" svg:y="12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254cm" svg:height="0.254cm" svg:x="15.714cm" svg:y="14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254cm" svg:height="0.254cm" svg:x="15.715cm" svg:y="16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254cm" svg:height="0.254cm" svg:x="17.714cm" svg:y="13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254cm" svg:height="0.254cm" svg:x="19.715cm" svg:y="14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254cm" svg:height="0.254cm" svg:x="19.716cm" svg:y="1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254cm" svg:height="0.254cm" svg:x="19.717cm" svg:y="10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5.842cm" svg:y1="16.929cm" svg:x2="15.841cm" svg:y2="15.182cm" draw:start-shape="id26" draw:start-glue-point="4" draw:end-shape="id27" draw:end-glue-point="8" svg:d="M15842 16929l-1-1747" svg:viewBox="0 0 2 1748">
          <text:p/>
        </draw:connector>
        <draw:connector draw:style-name="gr2" draw:text-style-name="P1" draw:layer="layout" draw:type="line" svg:x1="15.841cm" svg:y1="14.928cm" svg:x2="15.84cm" svg:y2="13.181cm" draw:start-shape="id27" draw:start-glue-point="4" draw:end-shape="id28" draw:end-glue-point="8" svg:d="M15841 14928l-1-1747" svg:viewBox="0 0 2 1748">
          <text:p/>
        </draw:connector>
        <draw:connector draw:style-name="gr3" draw:text-style-name="P1" draw:layer="layout" draw:type="line" svg:x1="15.967cm" svg:y1="13.054cm" svg:x2="17.714cm" svg:y2="14.055cm" draw:start-shape="id28" draw:start-glue-point="10" draw:end-shape="id29" draw:end-glue-point="6" svg:d="M15967 13054l1747 1001" svg:viewBox="0 0 1748 1002">
          <text:p/>
        </draw:connector>
        <draw:connector draw:style-name="gr3" draw:text-style-name="P1" draw:layer="layout" draw:type="line" svg:x1="17.968cm" svg:y1="14.055cm" svg:x2="19.715cm" svg:y2="15.056cm" draw:start-shape="id29" draw:start-glue-point="10" draw:end-shape="id30" draw:end-glue-point="6" svg:d="M17968 14055l1747 1001" svg:viewBox="0 0 1748 1002">
          <text:p/>
        </draw:connector>
        <draw:connector draw:style-name="gr3" draw:text-style-name="P1" draw:layer="layout" draw:type="line" svg:x1="19.842cm" svg:y1="14.929cm" svg:x2="19.843cm" svg:y2="13.184cm" draw:start-shape="id30" draw:start-glue-point="4" draw:end-shape="id31" draw:end-glue-point="8" svg:d="M19842 14929l1-1745" svg:viewBox="0 0 2 1746">
          <text:p/>
        </draw:connector>
        <draw:connector draw:style-name="gr3" draw:text-style-name="P1" draw:layer="layout" draw:type="line" svg:x1="19.843cm" svg:y1="12.93cm" svg:x2="19.844cm" svg:y2="11.185cm" draw:start-shape="id31" draw:start-glue-point="4" draw:end-shape="id32" draw:end-glue-point="8" svg:d="M19843 12930l1-1745" svg:viewBox="0 0 2 1746">
          <text:p/>
        </draw:connector>
        <draw:connector draw:style-name="gr4" draw:text-style-name="P1" draw:layer="layout" draw:type="curve" svg:x1="17.841cm" svg:y1="13.928cm" svg:x2="15.93cm" svg:y2="12.964cm" draw:start-shape="id29" draw:start-glue-point="4" draw:end-shape="id28" draw:end-glue-point="11" svg:d="M17841 13928c0-643-637-964-1911-964" svg:viewBox="0 0 1912 965">
          <text:p/>
        </draw:connector>
        <draw:connector draw:style-name="gr4" draw:text-style-name="P1" draw:layer="layout" draw:type="curve" svg:x1="19.752cm" svg:y1="15.146cm" svg:x2="17.841cm" svg:y2="14.182cm" draw:start-shape="id30" draw:start-glue-point="7" draw:end-shape="id29" draw:end-glue-point="8" svg:d="M19752 15146c-1274 0-1911-321-1911-964" svg:viewBox="0 0 1912 965">
          <text:p/>
        </draw:connector>
        <draw:connector draw:style-name="gr4" draw:text-style-name="P1" draw:layer="layout" draw:type="curve" svg:x1="19.97cm" svg:y1="13.057cm" svg:x2="19.969cm" svg:y2="15.056cm" draw:start-shape="id31" draw:start-glue-point="10" draw:end-shape="id30" draw:end-glue-point="10" svg:d="M19970 13057c813 0 813 1999-1 1999" svg:viewBox="0 0 612 2000">
          <text:p/>
        </draw:connector>
        <draw:connector draw:style-name="gr4" draw:text-style-name="P1" draw:layer="layout" draw:type="curve" svg:x1="19.717cm" svg:y1="11.058cm" svg:x2="19.716cm" svg:y2="13.057cm" draw:start-shape="id32" draw:start-glue-point="6" draw:end-shape="id31" draw:end-glue-point="6" svg:d="M19717 11058c-813 0-812 1999-1 1999" svg:viewBox="0 0 610 2000">
          <text:p/>
        </draw:connector>
        <draw:connector draw:style-name="gr5" draw:text-style-name="P1" draw:layer="layout" draw:type="line" svg:x1="3.484cm" svg:y1="20.263cm" svg:x2="6.231cm" svg:y2="20.264cm" draw:start-shape="id33" draw:start-glue-point="10" draw:end-shape="id34" draw:end-glue-point="6" svg:d="M3484 20263l2747 1" svg:viewBox="0 0 2748 2">
          <text:p/>
        </draw:connector>
        <draw:connector draw:style-name="gr5" draw:text-style-name="P1" draw:layer="layout" draw:type="line" svg:x1="6.358cm" svg:y1="20.391cm" svg:x2="6.359cm" svg:y2="23.138cm" draw:start-shape="id34" draw:start-glue-point="8" draw:end-shape="id35" draw:end-glue-point="4" svg:d="M6358 20391l1 2747" svg:viewBox="0 0 2 2748">
          <text:p/>
        </draw:connector>
        <draw:connector draw:style-name="gr5" draw:text-style-name="P1" draw:layer="layout" draw:type="line" svg:x1="6.269cm" svg:y1="23.175cm" svg:x2="3.447cm" svg:y2="20.353cm" draw:start-shape="id35" draw:start-glue-point="5" draw:end-shape="id33" draw:end-glue-point="9" svg:d="M6269 23175l-2822-2822" svg:viewBox="0 0 2823 2823">
          <text:p/>
        </draw:connector>
        <draw:connector draw:style-name="gr5" draw:text-style-name="P1" draw:layer="layout" draw:type="curve" svg:x1="6.448cm" svg:y1="20.354cm" svg:x2="6.358cm" svg:y2="20.137cm" draw:start-shape="id34" draw:start-glue-point="9" draw:end-shape="id34" draw:end-glue-point="4" svg:d="M6448 20354c868 0 723-379 484-636s-574-392-574 419" svg:viewBox="0 0 758 835">
          <text:p/>
        </draw:connector>
        <draw:frame draw:style-name="gr6" draw:text-style-name="P2" draw:layer="layout" svg:width="0.739cm" svg:height="0.725cm" svg:x="2.672cm" svg:y="19.586cm">
          <draw:text-box>
            <text:p><text:span text:style-name="T1">0</text:span></text:p>
          </draw:text-box>
        </draw:frame>
        <draw:frame draw:style-name="gr6" draw:text-style-name="P2" draw:layer="layout" svg:width="0.739cm" svg:height="0.725cm" svg:x="6.373cm" svg:y="19.587cm">
          <draw:text-box>
            <text:p><text:span text:style-name="T1">1</text:span></text:p>
          </draw:text-box>
        </draw:frame>
        <draw:frame draw:style-name="gr6" draw:text-style-name="P2" draw:layer="layout" svg:width="0.739cm" svg:height="0.725cm" svg:x="6.274cm" svg:y="23.288cm">
          <draw:text-box>
            <text:p><text:span text:style-name="T1">2</text:span></text:p>
          </draw:text-box>
        </draw:frame>
        <draw:connector draw:style-name="gr7" draw:text-style-name="P1" draw:layer="layout" draw:type="curve" svg:x1="6.486cm" svg:y1="23.265cm" svg:x2="6.448cm" svg:y2="20.354cm" draw:start-shape="id35" draw:start-glue-point="10" draw:end-shape="id34" draw:end-glue-point="9" svg:d="M6486 23265c813 0 832-2911-38-2911" svg:viewBox="0 0 651 2912">
          <text:p/>
        </draw:connector>
        <draw:connector draw:style-name="gr8" draw:text-style-name="P1" draw:layer="layout" draw:type="curve" svg:x1="3.357cm" svg:y1="20.39cm" svg:x2="6.269cm" svg:y2="23.355cm" draw:start-shape="id33" draw:start-glue-point="8" draw:end-shape="id35" draw:end-glue-point="7" svg:d="M3357 20390c0 1977 970 2965 2912 2965" svg:viewBox="0 0 2913 2966">
          <text:p/>
        </draw:connector>
        <draw:connector draw:style-name="gr9" draw:text-style-name="P1" draw:layer="layout" draw:type="curve" svg:x1="3.23cm" svg:y1="20.263cm" svg:x2="3.233cm" svg:y2="23.266cm" draw:start-shape="id33" draw:start-glue-point="6" draw:end-shape="id36" draw:end-glue-point="6" svg:d="M3230 20263c-811 0-813 3003 3 3003" svg:viewBox="0 0 613 3004">
          <text:p/>
        </draw:connector>
        <draw:connector draw:style-name="gr10" draw:text-style-name="P1" draw:layer="layout" draw:type="curve" svg:x1="6.268cm" svg:y1="20.174cm" svg:x2="3.357cm" svg:y2="20.136cm" draw:start-shape="id34" draw:start-glue-point="5" draw:end-shape="id33" draw:end-glue-point="4" svg:d="M6268 20174c0-868-2911-849-2911-38" svg:viewBox="0 0 2912 650">
          <text:p/>
        </draw:connector>
        <draw:connector draw:style-name="gr5" draw:text-style-name="P1" draw:layer="layout" draw:type="curve" svg:x1="6.359cm" svg:y1="23.392cm" svg:x2="6.486cm" svg:y2="23.265cm" draw:start-shape="id35" draw:start-glue-point="8" draw:end-shape="id35" draw:end-glue-point="10" svg:d="M6359 23392c0 813 335 678 570 443s370-570-443-570" svg:viewBox="0 0 751 751">
          <text:p/>
        </draw:connector>
        <draw:connector draw:style-name="gr5" draw:text-style-name="P1" draw:layer="layout" draw:type="line" svg:x1="3.36cm" svg:y1="23.139cm" svg:x2="3.357cm" svg:y2="20.39cm" draw:start-shape="id36" draw:start-glue-point="4" draw:end-shape="id33" draw:end-glue-point="8" svg:d="M3360 23139l-3-2749" svg:viewBox="0 0 4 2750">
          <text:p/>
        </draw:connector>
        <draw:custom-shape draw:style-name="gr1" draw:text-style-name="P1" xml:id="id33" draw:id="id33" draw:layer="layout" svg:width="0.254cm" svg:height="0.254cm" svg:x="3.23cm" svg:y="20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254cm" svg:height="0.254cm" svg:x="6.231cm" svg:y="20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254cm" svg:height="0.254cm" svg:x="6.232cm" svg:y="23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739cm" svg:height="0.725cm" svg:x="2.573cm" svg:y="23.287cm">
          <draw:text-box>
            <text:p><text:span text:style-name="T1">3</text:span></text:p>
          </draw:text-box>
        </draw:frame>
        <draw:custom-shape draw:style-name="gr1" draw:text-style-name="P1" xml:id="id36" draw:id="id36" draw:layer="layout" svg:width="0.254cm" svg:height="0.254cm" svg:x="3.233cm" svg:y="23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6.668cm" svg:height="5.08cm" svg:x="10.207cm" svg:y="1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2.837cm" svg:y1="19.466cm" svg:x2="10.881cm" svg:y2="23.479cm">
          <text:p/>
        </draw:line>
        <draw:line draw:style-name="gr12" draw:text-style-name="P1" draw:layer="layout" svg:x1="12.252cm" svg:y1="20.685cm" svg:x2="16.443cm" svg:y2="20.685cm">
          <text:p/>
        </draw:line>
        <draw:line draw:style-name="gr12" draw:text-style-name="P1" draw:layer="layout" svg:x1="13.7cm" svg:y1="20.685cm" svg:x2="15.287cm" svg:y2="24.114cm">
          <text:p/>
        </draw:line>
        <draw:line draw:style-name="gr12" draw:text-style-name="P1" draw:layer="layout" svg:x1="14.589cm" svg:y1="22.59cm" svg:x2="16.824cm" svg:y2="21.637cm">
          <text:p/>
        </draw:line>
        <draw:frame draw:style-name="gr13" draw:text-style-name="P3" draw:layer="layout" svg:width="1.128cm" svg:height="0.962cm" svg:x="10.565cm" svg:y="20.794cm">
          <draw:text-box>
            <text:p>S<text:span text:style-name="T2">1</text:span></text:p>
          </draw:text-box>
        </draw:frame>
        <draw:frame draw:style-name="gr13" draw:text-style-name="P3" draw:layer="layout" svg:width="1.128cm" svg:height="0.962cm" svg:x="12.365cm" svg:y="21.894cm">
          <draw:text-box>
            <text:p>S<text:span text:style-name="T2">3</text:span></text:p>
          </draw:text-box>
        </draw:frame>
        <draw:frame draw:style-name="gr13" draw:text-style-name="P3" draw:layer="layout" svg:width="1.128cm" svg:height="0.962cm" svg:x="13.465cm" svg:y="19.594cm">
          <draw:text-box>
            <text:p>S<text:span text:style-name="T2">2</text:span></text:p>
          </draw:text-box>
        </draw:frame>
        <draw:frame draw:style-name="gr13" draw:text-style-name="P3" draw:layer="layout" svg:width="1.128cm" svg:height="0.962cm" svg:x="10.565cm" svg:y="20.794cm">
          <draw:text-box>
            <text:p>S<text:span text:style-name="T2">1</text:span></text:p>
          </draw:text-box>
        </draw:frame>
        <draw:frame draw:style-name="gr13" draw:text-style-name="P3" draw:layer="layout" svg:width="1.128cm" svg:height="0.962cm" svg:x="14.665cm" svg:y="20.994cm">
          <draw:text-box>
            <text:p>S<text:span text:style-name="T2">4</text:span></text:p>
          </draw:text-box>
        </draw:frame>
        <draw:frame draw:style-name="gr13" draw:text-style-name="P3" draw:layer="layout" svg:width="1.128cm" svg:height="0.962cm" svg:x="15.265cm" svg:y="22.394cm">
          <draw:text-box>
            <text:p>S<text:span text:style-name="T2">5</text:span></text:p>
          </draw:text-box>
        </draw:frame>
        <draw:frame draw:style-name="gr13" draw:text-style-name="P3" draw:layer="layout" svg:width="0.925cm" svg:height="0.962cm" svg:x="13.065cm" svg:y="24.794cm">
          <draw:text-box>
            <text:p>A</text:p>
          </draw:text-box>
        </draw:frame>
      </draw:page>
      <draw:page draw:name="page2" draw:style-name="dp2" draw:master-page-name="Default">
        <draw:connector draw:style-name="gr14" draw:text-style-name="P1" draw:layer="layout" draw:type="line" svg:x1="2.481cm" svg:y1="4.259cm" svg:x2="4.228cm" svg:y2="4.26cm" draw:start-shape="id37" draw:start-glue-point="10" draw:end-shape="id38" draw:end-glue-point="6" svg:d="M2481 4259l1747 1" svg:viewBox="0 0 1748 2">
          <text:p/>
        </draw:connector>
        <draw:connector draw:style-name="gr15" draw:text-style-name="P1" draw:layer="layout" draw:type="line" svg:x1="4.482cm" svg:y1="4.26cm" svg:x2="6.229cm" svg:y2="4.261cm" draw:start-shape="id38" draw:start-glue-point="10" draw:end-shape="id39" draw:end-glue-point="6" svg:d="M4482 4260l1747 1" svg:viewBox="0 0 1748 2">
          <text:p/>
        </draw:connector>
        <draw:connector draw:style-name="gr16" draw:text-style-name="P1" draw:layer="layout" draw:type="line" svg:x1="6.356cm" svg:y1="4.134cm" svg:x2="6.357cm" svg:y2="2.389cm" draw:start-shape="id39" draw:start-glue-point="4" draw:end-shape="id40" draw:end-glue-point="8" svg:d="M6356 4134l1-1745" svg:viewBox="0 0 2 1746">
          <text:p/>
        </draw:connector>
        <draw:custom-shape draw:style-name="gr1" draw:text-style-name="P1" xml:id="id37" draw:id="id37" draw:layer="layout" svg:width="0.254cm" svg:height="0.254cm" svg:x="2.227cm" svg:y="4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254cm" svg:height="0.254cm" svg:x="4.228cm" svg:y="4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254cm" svg:height="0.254cm" svg:x="6.229cm" svg:y="4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254cm" svg:height="0.254cm" svg:x="6.23cm" svg:y="2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739cm" svg:height="0.725cm" svg:x="1.969cm" svg:y="4.382cm">
          <draw:text-box>
            <text:p><text:span text:style-name="T1">1</text:span></text:p>
          </draw:text-box>
        </draw:frame>
        <draw:frame draw:style-name="gr6" draw:text-style-name="P2" draw:layer="layout" svg:width="0.739cm" svg:height="0.725cm" svg:x="3.97cm" svg:y="4.383cm">
          <draw:text-box>
            <text:p><text:span text:style-name="T1">2</text:span></text:p>
          </draw:text-box>
        </draw:frame>
        <draw:frame draw:style-name="gr6" draw:text-style-name="P2" draw:layer="layout" svg:width="0.739cm" svg:height="0.725cm" svg:x="5.971cm" svg:y="4.384cm">
          <draw:text-box>
            <text:p><text:span text:style-name="T1">3</text:span></text:p>
          </draw:text-box>
        </draw:frame>
        <draw:frame draw:style-name="gr6" draw:text-style-name="P2" draw:layer="layout" svg:width="0.739cm" svg:height="0.725cm" svg:x="5.972cm" svg:y="1.485cm">
          <draw:text-box>
            <text:p><text:span text:style-name="T1">4</text:span></text:p>
          </draw:text-box>
        </draw:frame>
        <draw:connector draw:style-name="gr14" draw:text-style-name="P1" draw:layer="layout" draw:type="line" svg:x1="8.465cm" svg:y1="4.259cm" svg:x2="10.228cm" svg:y2="4.26cm" draw:start-shape="id41" draw:start-glue-point="10" draw:end-shape="id42" draw:end-glue-point="6" svg:d="M8465 4259l1763 1" svg:viewBox="0 0 1764 2">
          <text:p/>
        </draw:connector>
        <draw:connector draw:style-name="gr15" draw:text-style-name="P1" draw:layer="layout" draw:type="line" svg:x1="10.482cm" svg:y1="4.26cm" svg:x2="12.212cm" svg:y2="4.261cm" draw:start-shape="id42" draw:start-glue-point="10" draw:end-shape="id43" draw:end-glue-point="6" svg:d="M10482 4260l1730 1" svg:viewBox="0 0 1731 2">
          <text:p/>
        </draw:connector>
        <draw:connector draw:style-name="gr16" draw:text-style-name="P1" draw:layer="layout" draw:type="line" svg:x1="12.339cm" svg:y1="4.134cm" svg:x2="12.339cm" svg:y2="2.389cm" draw:start-shape="id43" draw:start-glue-point="4" draw:end-shape="id44" draw:end-glue-point="8" svg:d="M12339 4134v-1745" svg:viewBox="0 0 1 1746">
          <text:p/>
        </draw:connector>
        <draw:frame draw:style-name="gr6" draw:text-style-name="P2" draw:layer="layout" svg:width="0.739cm" svg:height="0.725cm" svg:x="7.969cm" svg:y="4.382cm">
          <draw:text-box>
            <text:p><text:span text:style-name="T1">1</text:span></text:p>
          </draw:text-box>
        </draw:frame>
        <draw:frame draw:style-name="gr6" draw:text-style-name="P2" draw:layer="layout" svg:width="0.739cm" svg:height="0.725cm" svg:x="9.97cm" svg:y="4.383cm">
          <draw:text-box>
            <text:p><text:span text:style-name="T1">2</text:span></text:p>
          </draw:text-box>
        </draw:frame>
        <draw:frame draw:style-name="gr6" draw:text-style-name="P2" draw:layer="layout" svg:width="0.739cm" svg:height="0.725cm" svg:x="12.271cm" svg:y="4.284cm">
          <draw:text-box>
            <text:p><text:span text:style-name="T1">3</text:span></text:p>
          </draw:text-box>
        </draw:frame>
        <draw:frame draw:style-name="gr6" draw:text-style-name="P2" draw:layer="layout" svg:width="0.739cm" svg:height="0.725cm" svg:x="11.972cm" svg:y="1.385cm">
          <draw:text-box>
            <text:p><text:span text:style-name="T1">4</text:span></text:p>
          </draw:text-box>
        </draw:frame>
        <draw:connector draw:style-name="gr17" draw:text-style-name="P1" draw:layer="layout" draw:type="curve" svg:x1="8.338cm" svg:y1="4.386cm" svg:x2="12.339cm" svg:y2="4.388cm" draw:start-shape="id41" draw:start-glue-point="8" draw:end-shape="id43" draw:end-glue-point="8" svg:d="M8338 4386c0 816 4001 815 4001 2" svg:viewBox="0 0 4002 613">
          <text:p/>
        </draw:connector>
        <draw:connector draw:style-name="gr18" draw:text-style-name="P1" draw:layer="layout" draw:type="line" svg:x1="10.445cm" svg:y1="4.17cm" svg:x2="12.249cm" svg:y2="2.352cm" draw:start-shape="id42" draw:start-glue-point="11" draw:end-shape="id44" draw:end-glue-point="7" svg:d="M10445 4170l1804-1818" svg:viewBox="0 0 1805 1819">
          <text:p/>
        </draw:connector>
        <draw:custom-shape draw:style-name="gr1" draw:text-style-name="P1" xml:id="id41" draw:id="id41" draw:layer="layout" svg:width="0.254cm" svg:height="0.254cm" svg:x="8.211cm" svg:y="4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0.254cm" svg:height="0.254cm" svg:x="10.228cm" svg:y="4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254cm" svg:height="0.254cm" svg:x="12.212cm" svg:y="4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254cm" svg:height="0.254cm" svg:x="12.212cm" svg:y="2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2.482cm" svg:y1="9.26cm" svg:x2="4.229cm" svg:y2="9.261cm" draw:start-shape="id45" draw:start-glue-point="10" draw:end-shape="id46" draw:end-glue-point="6" svg:d="M2482 9260l1747 1" svg:viewBox="0 0 1748 2">
          <text:p/>
        </draw:connector>
        <draw:connector draw:style-name="gr15" draw:text-style-name="P1" draw:layer="layout" draw:type="line" svg:x1="4.483cm" svg:y1="9.261cm" svg:x2="6.23cm" svg:y2="9.262cm" draw:start-shape="id46" draw:start-glue-point="10" draw:end-shape="id47" draw:end-glue-point="6" svg:d="M4483 9261l1747 1" svg:viewBox="0 0 1748 2">
          <text:p/>
        </draw:connector>
        <draw:connector draw:style-name="gr16" draw:text-style-name="P1" draw:layer="layout" draw:type="line" svg:x1="6.357cm" svg:y1="9.135cm" svg:x2="6.358cm" svg:y2="7.39cm" draw:start-shape="id47" draw:start-glue-point="4" draw:end-shape="id48" draw:end-glue-point="8" svg:d="M6357 9135l1-1745" svg:viewBox="0 0 2 1746">
          <text:p/>
        </draw:connector>
        <draw:frame draw:style-name="gr6" draw:text-style-name="P2" draw:layer="layout" svg:width="0.739cm" svg:height="0.725cm" svg:x="1.97cm" svg:y="9.383cm">
          <draw:text-box>
            <text:p><text:span text:style-name="T1">1</text:span></text:p>
          </draw:text-box>
        </draw:frame>
        <draw:frame draw:style-name="gr6" draw:text-style-name="P2" draw:layer="layout" svg:width="0.739cm" svg:height="0.725cm" svg:x="3.971cm" svg:y="9.384cm">
          <draw:text-box>
            <text:p><text:span text:style-name="T1">2</text:span></text:p>
          </draw:text-box>
        </draw:frame>
        <draw:frame draw:style-name="gr6" draw:text-style-name="P2" draw:layer="layout" svg:width="0.739cm" svg:height="0.725cm" svg:x="6.272cm" svg:y="9.285cm">
          <draw:text-box>
            <text:p><text:span text:style-name="T1">3</text:span></text:p>
          </draw:text-box>
        </draw:frame>
        <draw:frame draw:style-name="gr6" draw:text-style-name="P2" draw:layer="layout" svg:width="0.739cm" svg:height="0.725cm" svg:x="5.973cm" svg:y="6.486cm">
          <draw:text-box>
            <text:p><text:span text:style-name="T1">4</text:span></text:p>
          </draw:text-box>
        </draw:frame>
        <draw:connector draw:style-name="gr17" draw:text-style-name="P1" draw:layer="layout" draw:type="curve" svg:x1="2.355cm" svg:y1="9.387cm" svg:x2="6.357cm" svg:y2="9.389cm" draw:start-shape="id45" draw:start-glue-point="8" draw:end-shape="id47" draw:end-glue-point="8" svg:d="M2355 9387c0 816 4002 815 4002 2" svg:viewBox="0 0 4003 613">
          <text:p/>
        </draw:connector>
        <draw:connector draw:style-name="gr18" draw:text-style-name="P1" draw:layer="layout" draw:type="line" svg:x1="4.446cm" svg:y1="9.171cm" svg:x2="6.268cm" svg:y2="7.353cm" draw:start-shape="id46" draw:start-glue-point="11" draw:end-shape="id48" draw:end-glue-point="7" svg:d="M4446 9171l1822-1818" svg:viewBox="0 0 1823 1819">
          <text:p/>
        </draw:connector>
        <draw:custom-shape draw:style-name="gr1" draw:text-style-name="P1" xml:id="id46" draw:id="id46" draw:layer="layout" svg:width="0.254cm" svg:height="0.254cm" svg:x="4.229cm" svg:y="9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0.254cm" svg:height="0.254cm" svg:x="6.23cm" svg:y="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8.084cm" svg:y="3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2.085cm" svg:y="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2.445cm" svg:y1="9.17cm" svg:x2="6.231cm" svg:y2="7.263cm" draw:start-shape="id45" draw:start-glue-point="11" draw:end-shape="id48" draw:end-glue-point="6" svg:d="M2445 9170l3786-1907" svg:viewBox="0 0 3787 1908">
          <text:p/>
        </draw:connector>
        <draw:custom-shape draw:style-name="gr1" draw:text-style-name="P1" xml:id="id45" draw:id="id45" draw:layer="layout" svg:width="0.254cm" svg:height="0.254cm" svg:x="2.228cm" svg:y="9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8" draw:id="id48" draw:layer="layout" svg:width="0.254cm" svg:height="0.254cm" svg:x="6.231cm" svg:y="7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739cm" svg:height="0.725cm" svg:x="10.968cm" svg:y="9.98cm">
          <draw:text-box>
            <text:p><text:span text:style-name="T1">3</text:span></text:p>
          </draw:text-box>
        </draw:frame>
        <draw:frame draw:style-name="gr6" draw:text-style-name="P2" draw:layer="layout" svg:width="0.739cm" svg:height="0.725cm" svg:x="8.669cm" svg:y="6.581cm">
          <draw:text-box>
            <text:p><text:span text:style-name="T1">1</text:span></text:p>
          </draw:text-box>
        </draw:frame>
        <draw:frame draw:style-name="gr6" draw:text-style-name="P2" draw:layer="layout" svg:width="0.739cm" svg:height="0.725cm" svg:x="13.37cm" svg:y="6.582cm">
          <draw:text-box>
            <text:p><text:span text:style-name="T1">2</text:span></text:p>
          </draw:text-box>
        </draw:frame>
        <draw:connector draw:style-name="gr21" draw:text-style-name="P1" draw:layer="layout" draw:type="line" svg:x1="9.442cm" svg:y1="7.346cm" svg:x2="11.261cm" svg:y2="9.765cm" draw:start-shape="id49" draw:start-glue-point="9" draw:end-shape="id50" draw:end-glue-point="5" svg:d="M9442 7346l1819 2419" svg:viewBox="0 0 1820 2420">
          <text:p/>
        </draw:connector>
        <draw:connector draw:style-name="gr22" draw:text-style-name="P1" draw:layer="layout" draw:type="line" svg:x1="11.441cm" svg:y1="9.765cm" svg:x2="13.263cm" svg:y2="7.347cm" draw:start-shape="id50" draw:start-glue-point="11" draw:end-shape="id51" draw:end-glue-point="7" svg:d="M11441 9765l1822-2418" svg:viewBox="0 0 1823 2419">
          <text:p/>
        </draw:connector>
        <draw:connector draw:style-name="gr23" draw:text-style-name="P1" draw:layer="layout" draw:type="curve" svg:x1="9.352cm" svg:y1="7.129cm" svg:x2="9.262cm" svg:y2="7.346cm" draw:start-shape="id49" draw:start-glue-point="4" draw:end-shape="id49" draw:end-glue-point="7" svg:d="M9352 7129c0-811-335-676-574-419s-383 636 484 636" svg:viewBox="0 0 758 835">
          <text:p/>
        </draw:connector>
        <draw:connector draw:style-name="gr24" draw:text-style-name="P1" draw:layer="layout" draw:type="curve" svg:x1="13.443cm" svg:y1="7.347cm" svg:x2="13.353cm" svg:y2="7.13cm" draw:start-shape="id51" draw:start-glue-point="9" draw:end-shape="id51" draw:end-glue-point="4" svg:d="M13443 7347c868 0 723-379 484-636s-574-392-574 419" svg:viewBox="0 0 758 835">
          <text:p/>
        </draw:connector>
        <draw:custom-shape draw:style-name="gr1" draw:text-style-name="P1" xml:id="id50" draw:id="id50" draw:layer="layout" svg:width="0.254cm" svg:height="0.254cm" svg:x="11.224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254cm" svg:height="0.254cm" svg:x="9.225cm" svg:y="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254cm" svg:height="0.254cm" svg:x="13.226cm" svg:y="7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739cm" svg:height="0.725cm" svg:x="3.963cm" svg:y="14.974cm">
          <draw:text-box>
            <text:p><text:span text:style-name="T1">3</text:span></text:p>
          </draw:text-box>
        </draw:frame>
        <draw:frame draw:style-name="gr6" draw:text-style-name="P2" draw:layer="layout" svg:width="0.739cm" svg:height="0.725cm" svg:x="1.664cm" svg:y="11.575cm">
          <draw:text-box>
            <text:p><text:span text:style-name="T1">1</text:span></text:p>
          </draw:text-box>
        </draw:frame>
        <draw:frame draw:style-name="gr6" draw:text-style-name="P2" draw:layer="layout" svg:width="0.739cm" svg:height="0.725cm" svg:x="6.365cm" svg:y="11.576cm">
          <draw:text-box>
            <text:p><text:span text:style-name="T1">2</text:span></text:p>
          </draw:text-box>
        </draw:frame>
        <draw:connector draw:style-name="gr25" draw:text-style-name="P1" draw:layer="layout" draw:type="line" svg:x1="2.474cm" svg:y1="12.25cm" svg:x2="6.221cm" svg:y2="12.251cm" draw:start-shape="id52" draw:start-glue-point="10" draw:end-shape="id53" draw:end-glue-point="6" svg:d="M2474 12250l3747 1" svg:viewBox="0 0 3748 2">
          <text:p/>
        </draw:connector>
        <draw:connector draw:style-name="gr26" draw:text-style-name="P1" draw:layer="layout" draw:type="line" svg:x1="2.437cm" svg:y1="12.34cm" svg:x2="4.256cm" svg:y2="14.759cm" draw:start-shape="id52" draw:start-glue-point="9" draw:end-shape="id54" draw:end-glue-point="5" svg:d="M2437 12340l1819 2419" svg:viewBox="0 0 1820 2420">
          <text:p/>
        </draw:connector>
        <draw:connector draw:style-name="gr22" draw:text-style-name="P1" draw:layer="layout" draw:type="line" svg:x1="4.436cm" svg:y1="14.759cm" svg:x2="6.258cm" svg:y2="12.341cm" draw:start-shape="id54" draw:start-glue-point="11" draw:end-shape="id53" draw:end-glue-point="7" svg:d="M4436 14759l1822-2418" svg:viewBox="0 0 1823 2419">
          <text:p/>
        </draw:connector>
        <draw:connector draw:style-name="gr23" draw:text-style-name="P1" draw:layer="layout" draw:type="curve" svg:x1="2.347cm" svg:y1="12.123cm" svg:x2="2.257cm" svg:y2="12.34cm" draw:start-shape="id52" draw:start-glue-point="4" draw:end-shape="id52" draw:end-glue-point="7" svg:d="M2347 12123c0-811-335-676-574-419s-383 636 484 636" svg:viewBox="0 0 758 835">
          <text:p/>
        </draw:connector>
        <draw:connector draw:style-name="gr24" draw:text-style-name="P1" draw:layer="layout" draw:type="curve" svg:x1="6.438cm" svg:y1="12.341cm" svg:x2="6.348cm" svg:y2="12.124cm" draw:start-shape="id53" draw:start-glue-point="9" draw:end-shape="id53" draw:end-glue-point="4" svg:d="M6438 12341c868 0 723-379 484-636s-574-392-574 419" svg:viewBox="0 0 758 835">
          <text:p/>
        </draw:connector>
        <draw:connector draw:style-name="gr27" draw:text-style-name="P1" draw:layer="layout" draw:type="curve" draw:line-skew="0.289cm 0.312cm -0.365cm" svg:x1="4.219cm" svg:y1="14.849cm" svg:x2="4.473cm" svg:y2="14.849cm" draw:start-shape="id54" draw:start-glue-point="6" draw:end-shape="id54" draw:end-glue-point="10" svg:d="M4219 14849c-378 0-252 981 89 981 342 0 430-981 165-981" svg:viewBox="0 0 641 982">
          <text:p/>
        </draw:connector>
        <draw:custom-shape draw:style-name="gr1" draw:text-style-name="P1" xml:id="id54" draw:id="id54" draw:layer="layout" svg:width="0.254cm" svg:height="0.254cm" svg:x="4.219cm" svg:y="14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254cm" svg:height="0.254cm" svg:x="2.22cm" svg:y="12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3" draw:id="id53" draw:layer="layout" svg:width="0.254cm" svg:height="0.254cm" svg:x="6.221cm" svg:y="1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5T09:45:35.403300029</meta:creation-date>
    <dc:date>2022-04-18T12:42:44.347943030</dc:date>
    <meta:editing-duration>PT15H6M1S</meta:editing-duration>
    <meta:editing-cycles>3</meta:editing-cycles>
    <meta:generator>LibreOffice/7.2.5.2$Linux_X86_64 LibreOffice_project/20$Build-2</meta:generator>
    <meta:document-statistic meta:object-count="171"/>
  </office:meta>
</office:document-meta>
</file>